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7pt" officeooo:rsid="00758099" officeooo:paragraph-rsid="00758099" style:font-size-asian="7pt" style:font-size-complex="7pt"/>
    </style:style>
    <style:style style:name="P2" style:family="paragraph" style:parent-style-name="Preformatted_20_Text">
      <style:text-properties officeooo:rsid="00f77c1a" officeooo:paragraph-rsid="00f53b40"/>
    </style:style>
    <style:style style:name="P3" style:family="paragraph" style:parent-style-name="Preformatted_20_Text">
      <style:text-properties officeooo:rsid="00f56c4e" officeooo:paragraph-rsid="00f53b40"/>
    </style:style>
    <style:style style:name="P4" style:family="paragraph" style:parent-style-name="Preformatted_20_Text">
      <style:text-properties officeooo:rsid="00fa0aee" officeooo:paragraph-rsid="00fa65c2"/>
    </style:style>
    <style:style style:name="P5" style:family="paragraph" style:parent-style-name="Preformatted_20_Text">
      <style:text-properties officeooo:rsid="00fa65c2" officeooo:paragraph-rsid="00fa65c2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7" style:family="paragraph" style:parent-style-name="Text_20_body">
      <style:text-properties officeooo:rsid="00ce6278" officeooo:paragraph-rsid="00ed1489"/>
    </style:style>
    <style:style style:name="P8" style:family="paragraph" style:parent-style-name="Text_20_body">
      <style:text-properties officeooo:rsid="00fa0aee" officeooo:paragraph-rsid="00f53b40"/>
    </style:style>
    <style:style style:name="P9" style:family="paragraph" style:parent-style-name="Text_20_body" style:list-style-name="L1">
      <style:text-properties officeooo:rsid="00fa0aee" officeooo:paragraph-rsid="00f53b40"/>
    </style:style>
    <style:style style:name="P10" style:family="paragraph" style:parent-style-name="Text_20_body">
      <style:text-properties officeooo:rsid="00fa0aee" officeooo:paragraph-rsid="00fa65c2"/>
    </style:style>
    <style:style style:name="P11" style:family="paragraph" style:parent-style-name="Text_20_body">
      <style:text-properties officeooo:rsid="00fa0aee" officeooo:paragraph-rsid="00fb7ca8"/>
    </style:style>
    <style:style style:name="P12" style:family="paragraph" style:parent-style-name="Text_20_body">
      <style:text-properties officeooo:rsid="00f77c1a" officeooo:paragraph-rsid="00f53b40"/>
    </style:style>
    <style:style style:name="P13" style:family="paragraph" style:parent-style-name="Text_20_body">
      <style:text-properties officeooo:rsid="00ed1489" officeooo:paragraph-rsid="00f53b40"/>
    </style:style>
    <style:style style:name="P14" style:family="paragraph" style:parent-style-name="Text_20_body">
      <style:text-properties officeooo:rsid="00f6a490" officeooo:paragraph-rsid="00f6a490"/>
    </style:style>
    <style:style style:name="P15" style:family="paragraph" style:parent-style-name="Text_20_body">
      <style:text-properties fo:font-weight="bold" officeooo:rsid="00fa0aee" officeooo:paragraph-rsid="00f53b40" style:font-weight-asian="bold" style:font-weight-complex="bold"/>
    </style:style>
    <style:style style:name="P16" style:family="paragraph" style:parent-style-name="Text_20_body">
      <style:text-properties fo:font-weight="bold" officeooo:rsid="00fa0aee" officeooo:paragraph-rsid="00fa65c2" style:font-weight-asian="bold" style:font-weight-complex="bold"/>
    </style:style>
    <style:style style:name="P17" style:family="paragraph" style:parent-style-name="Text_20_body">
      <style:text-properties officeooo:rsid="00fa65c2" officeooo:paragraph-rsid="00fa65c2"/>
    </style:style>
    <style:style style:name="P18" style:family="paragraph" style:parent-style-name="Text_20_body">
      <style:text-properties officeooo:rsid="00fb7ca8" officeooo:paragraph-rsid="00fb7ca8"/>
    </style:style>
    <style:style style:name="T1" style:family="text">
      <style:text-properties officeooo:rsid="00e81e16"/>
    </style:style>
    <style:style style:name="T2" style:family="text">
      <style:text-properties fo:color="#000080"/>
    </style:style>
    <style:style style:name="T3" style:family="text">
      <style:text-properties fo:color="#000080" officeooo:rsid="00fa0aee"/>
    </style:style>
    <style:style style:name="T4" style:family="text">
      <style:text-properties fo:color="#c0c0c0"/>
    </style:style>
    <style:style style:name="T5" style:family="text">
      <style:text-properties fo:color="#c0c0c0" officeooo:rsid="00fa0aee"/>
    </style:style>
    <style:style style:name="T6" style:family="text">
      <style:text-properties officeooo:rsid="00f53b40"/>
    </style:style>
    <style:style style:name="T7" style:family="text">
      <style:text-properties officeooo:rsid="00fa0aee"/>
    </style:style>
    <style:style style:name="T8" style:family="text">
      <style:text-properties officeooo:rsid="00f7c7d4"/>
    </style:style>
    <style:style style:name="T9" style:family="text">
      <style:text-properties officeooo:rsid="00f9a1fc"/>
    </style:style>
    <style:style style:name="T10" style:family="text">
      <style:text-properties officeooo:rsid="00f9cbae"/>
    </style:style>
    <style:style style:name="T11" style:family="text">
      <style:text-properties officeooo:rsid="00fa65c2"/>
    </style:style>
    <style:style style:name="T12" style:family="text">
      <style:text-properties fo:color="#800080"/>
    </style:style>
    <style:style style:name="T13" style:family="text">
      <style:text-properties fo:color="#000000"/>
    </style:style>
    <style:style style:name="T14" style:family="text">
      <style:text-properties officeooo:rsid="00fb7ca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Integer serialization</text:h>
      <text:p text:style-name="P1">19<text:span text:style-name="T1">1026</text:span>, <text:s/><text:span text:style-name="T1">26</text:span>.<text:span text:style-name="T1">10</text:span>.2019/pekka</text:p>
      <text:p text:style-name="P13"><text:span text:style-name="T7">Serialization format is packed <text:s/>by integer value. Packed format is type and architecture independent , number of <text:s/>bytes generated depends only on value. Maximum integer size is 64 bits.</text:span></text:p>
      <text:p text:style-name="P8"/>
      <text:p text:style-name="P8"><text:span text:style-name="T6">Bits in first byte </text:span>byte NNNNSxxx:</text:p>
      <text:list xml:id="list3845166497" text:style-name="L1">
        <text:list-item>
          <text:p text:style-name="P9">NNN<text:span text:style-name="T9">N</text:span> number of follower bytes.</text:p>
        </text:list-item>
        <text:list-item>
          <text:p text:style-name="P9">S sign, <text:span text:style-name="T10">0 for positive, 1 for negative.</text:span></text:p>
        </text:list-item>
        <text:list-item>
          <text:p text:style-name="P9">xxx Least significant 3 data bits.</text:p>
        </text:list-item>
      </text:list>
      <text:p text:style-name="P8"/>
      <text:p text:style-name="P14">Follower bytes hold the remaining <text:span text:style-name="T8">data </text:span>bits.</text:p>
      <text:p text:style-name="P7"/>
      <text:p text:style-name="P12">Required defines:</text:p>
      <text:p text:style-name="P2"><text:span text:style-name="T2">OSAL_SERIALIZE_SUPPORT </text:span><text:span text:style-name="T3">=</text:span><text:span text:style-name="T5"> </text:span><text:span text:style-name="T2">1</text:span></text:p>
      <text:p text:style-name="P3"><text:span text:style-name="T3"/></text:p>
      <text:p text:style-name="P15"><text:span text:style-name="T11">Serializing an integer </text:span></text:p>
      <text:p text:style-name="P11">The osal_intser_writer() function pack<text:span text:style-name="T11">s</text:span> <text:span text:style-name="T11">C </text:span>integer x <text:span text:style-name="T11">into buffer using </text:span>serialization format. <text:span text:style-name="T14">The function returns number of bytes written to the buffer.</text:span></text:p>
      <text:p text:style-name="P10"/>
      <text:p text:style-name="P4"><text:span text:style-name="T12">os_int</text:span><text:span text:style-name="T4"> </text:span><text:span text:style-name="T13">osal_intser_writer(</text:span></text:p>
      <text:p text:style-name="P6"><text:span text:style-name="T4"><text:s text:c="4"/></text:span><text:span text:style-name="T2">os_char</text:span><text:span text:style-name="T4"> </text:span><text:span text:style-name="T13">*buf,</text:span></text:p>
      <text:p text:style-name="P6"><text:span text:style-name="T4"><text:s text:c="4"/></text:span><text:span text:style-name="T12">os_long</text:span><text:span text:style-name="T4"> </text:span><text:span text:style-name="T13">x);</text:span></text:p>
      <text:p text:style-name="P10"/>
      <text:p text:style-name="P16"><text:span text:style-name="T11">Reading an integer</text:span></text:p>
      <text:p text:style-name="P17">The osal_intser_reader() function converts integer from serialization format into 64 bit C integer x.</text:p>
      <text:p text:style-name="P18">The function returns number of bytes read from the buffer.</text:p>
      <text:p text:style-name="P17"/>
      <text:p text:style-name="P5"><text:span text:style-name="T12">os_int</text:span><text:span text:style-name="T4"> </text:span><text:span text:style-name="T13">osal_intser_reader(</text:span></text:p>
      <text:p text:style-name="P6"><text:span text:style-name="T4"><text:s text:c="4"/></text:span><text:span text:style-name="T2">os_char</text:span><text:span text:style-name="T4"> </text:span><text:span text:style-name="T13">*buf,</text:span></text:p>
      <text:p text:style-name="P6"><text:span text:style-name="T4"><text:s text:c="4"/></text:span><text:span text:style-name="T12">os_long</text:span><text:span text:style-name="T4"> </text:span><text:span text:style-name="T13">*x);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10-28T17:39:04.442267454</dc:date>
    <meta:editing-duration>P2DT4H1M12S</meta:editing-duration>
    <meta:editing-cycles>208</meta:editing-cycles>
    <meta:generator>LibreOffice/6.2.4.2$Linux_X86_64 LibreOffice_project/20$Build-2</meta:generator>
    <meta:document-statistic meta:table-count="0" meta:image-count="0" meta:object-count="0" meta:page-count="1" meta:paragraph-count="21" meta:word-count="137" meta:character-count="925" meta:non-whitespace-character-count="792"/>
  </office:meta>
</office:document-meta>
</file>